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Time to evi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 to 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534673753398" calcext:value-type="float">
            <text:p>91.8534673753398</text:p>
          </table:table-cell>
          <table:table-cell office:value-type="float" office:value="91.8623029506067" calcext:value-type="float">
            <text:p>91.8623029506067</text:p>
          </table:table-cell>
          <table:table-cell office:value-type="float" office:value="91.8623035810049" calcext:value-type="float">
            <text:p>91.8623035810049</text:p>
          </table:table-cell>
          <table:table-cell office:value-type="float" office:value="91.8712442617195" calcext:value-type="float">
            <text:p>91.8712442617195</text:p>
          </table:table-cell>
          <table:table-cell office:value-type="float" office:value="94.7931186579558" calcext:value-type="float">
            <text:p>94.7931186579558</text:p>
          </table:table-cell>
          <table:table-cell table:number-columns-repeated="3"/>
          <table:table-cell office:value-type="float" office:value="3.83537424847102" calcext:value-type="float">
            <text:p>3.83537424847102</text:p>
          </table:table-cell>
          <table:table-cell office:value-type="float" office:value="3.6660005120581" calcext:value-type="float">
            <text:p>3.6660005120581</text:p>
          </table:table-cell>
          <table:table-cell office:value-type="float" office:value="3.67659874641803" calcext:value-type="float">
            <text:p>3.67659874641803</text:p>
          </table:table-cell>
          <table:table-cell office:value-type="float" office:value="3.64368494827787" calcext:value-type="float">
            <text:p>3.64368494827787</text:p>
          </table:table-cell>
          <table:table-cell office:value-type="float" office:value="3.64302078442926" calcext:value-type="float">
            <text:p>3.64302078442926</text:p>
          </table:table-cell>
          <table:table-cell office:value-type="float" office:value="3.6447064769003" calcext:value-type="float">
            <text:p>3.6447064769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7986928327082" calcext:value-type="float">
            <text:p>91.7986928327082</text:p>
          </table:table-cell>
          <table:table-cell table:number-columns-repeated="2" office:value-type="float" office:value="91.8409267163487" calcext:value-type="float">
            <text:p>91.8409267163487</text:p>
          </table:table-cell>
          <table:table-cell office:value-type="float" office:value="91.9081533897857" calcext:value-type="float">
            <text:p>91.9081533897857</text:p>
          </table:table-cell>
          <table:table-cell office:value-type="float" office:value="94.7529610374257" calcext:value-type="float">
            <text:p>94.7529610374257</text:p>
          </table:table-cell>
          <table:table-cell table:number-columns-repeated="8"/>
          <table:table-cell office:value-type="float" office:value="3.53609082493167" calcext:value-type="float">
            <text:p>3.53609082493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5991107729393" calcext:value-type="float">
            <text:p>92.5991107729393</text:p>
          </table:table-cell>
          <table:table-cell table:number-columns-repeated="2" office:value-type="float" office:value="92.5943262519266" calcext:value-type="float">
            <text:p>92.5943262519266</text:p>
          </table:table-cell>
          <table:table-cell office:value-type="float" office:value="95.2925342399567" calcext:value-type="float">
            <text:p>95.2925342399567</text:p>
          </table:table-cell>
          <table:table-cell office:value-type="float" office:value="95.8028464900826" calcext:value-type="float">
            <text:p>95.802846490082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.5991107729393" calcext:value-type="float">
            <text:p>92.5991107729393</text:p>
          </table:table-cell>
          <table:table-cell table:number-columns-repeated="2" office:value-type="float" office:value="92.5892788552299" calcext:value-type="float">
            <text:p>92.5892788552299</text:p>
          </table:table-cell>
          <table:table-cell office:value-type="float" office:value="95.2925342399567" calcext:value-type="float">
            <text:p>95.2925342399567</text:p>
          </table:table-cell>
          <table:table-cell office:value-type="float" office:value="95.8028464900826" calcext:value-type="float">
            <text:p>95.802846490082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8204614158305" calcext:value-type="float">
            <text:p>91.8204614158305</text:p>
          </table:table-cell>
          <table:table-cell table:number-columns-repeated="2" office:value-type="float" office:value="91.9173848377185" calcext:value-type="float">
            <text:p>91.9173848377185</text:p>
          </table:table-cell>
          <table:table-cell office:value-type="float" office:value="91.8885104160309" calcext:value-type="float">
            <text:p>91.8885104160309</text:p>
          </table:table-cell>
          <table:table-cell office:value-type="float" office:value="94.8417000175453" calcext:value-type="float">
            <text:p>94.841700017545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3.5878305782252" calcext:value-type="float">
            <text:p>3.587830578225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  <table:table-cell office:value-type="float" office:value="3.59146055133667" calcext:value-type="float">
            <text:p>3.5914605513366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3"/>
          <table:table-cell office:value-type="float" office:value="11.4559510625966" calcext:value-type="float">
            <text:p>11.45595106259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.7931995357386" calcext:value-type="float">
            <text:p>11.7931995357386</text:p>
          </table:table-cell>
          <table:table-cell table:number-columns-repeated="7"/>
          <table:table-cell office:value-type="float" office:value="11.8403885775944" calcext:value-type="float">
            <text:p>11.8403885775944</text:p>
          </table:table-cell>
          <table:table-cell office:value-type="float" office:value="11.877967622565" calcext:value-type="float">
            <text:p>11.877967622565</text:p>
          </table:table-cell>
          <table:table-cell office:value-type="float" office:value="11.8424459421198" calcext:value-type="float">
            <text:p>11.8424459421198</text:p>
          </table:table-cell>
          <table:table-cell office:value-type="float" office:value="11.472526267221" calcext:value-type="float">
            <text:p>11.472526267221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table:number-columns-repeated="2" office:value-type="float" office:value="11.895488153091" calcext:value-type="float">
            <text:p>11.895488153091</text:p>
          </table:table-cell>
          <table:table-cell office:value-type="float" office:value="11.8813962859359" calcext:value-type="float">
            <text:p>11.8813962859359</text:p>
          </table:table-cell>
          <table:table-cell office:value-type="float" office:value="11.7605534871699" calcext:value-type="float">
            <text:p>11.7605534871699</text:p>
          </table:table-cell>
          <table:table-cell table:number-columns-repeated="4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office:value-type="float" office:value="11.8955423530376" calcext:value-type="float">
            <text:p>11.8955423530376</text:p>
          </table:table-cell>
          <table:table-cell table:number-columns-repeated="2" office:value-type="float" office:value="11.895488153091" calcext:value-type="float">
            <text:p>11.895488153091</text:p>
          </table:table-cell>
          <table:table-cell office:value-type="float" office:value="11.8813962859359" calcext:value-type="float">
            <text:p>11.8813962859359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office:value-type="float" office:value="11.8955423530376" calcext:value-type="float">
            <text:p>11.8955423530376</text:p>
          </table:table-cell>
          <table:table-cell table:number-columns-repeated="3" office:value-type="float" office:value="11.895488153091" calcext:value-type="float">
            <text:p>11.895488153091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1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 to evi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 of copy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.64302078442926" calcext:value-type="float">
            <text:p>3.6430207844292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.703" calcext:value-type="float">
            <text:p>3.70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6" calcext:value-type="float">
            <text:p>5.6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294" calcext:value-type="float">
            <text:p>6.7294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431" calcext:value-type="float">
            <text:p>14.43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0:59:22.574534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09:50:47.376227989</meta:creation-date>
    <dc:date>2022-06-12T18:44:32.743495629</dc:date>
    <meta:editing-duration>PT10H57M40S</meta:editing-duration>
    <meta:editing-cycles>6</meta:editing-cycles>
    <meta:generator>LibreOffice/6.0.7.3$Linux_X86_64 LibreOffice_project/00m0$Build-3</meta:generator>
    <meta:document-statistic meta:table-count="1" meta:cell-count="105" meta:object-count="0"/>
  </office:meta>
</office:document-meta>
</file>